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ertionGui.createTyp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ssertionGui.createButton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ssertionGui.modifyTestElement( TestElement el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">
            <text:p text:style-name="Table_20_Contents">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AssertionGui.createField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ssertionGui.configure( TestElement e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">
            <text:p text:style-name="Table_20_Contents">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Assertion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ssertion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ion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earPatternsListener.actionPerformed( Action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ssertionGui.Assertion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PatternListener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ionGui.createString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ssertion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